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5fad" officeooo:paragraph-rsid="001d5fad"/>
    </style:style>
    <style:style style:name="P2" style:family="paragraph" style:parent-style-name="Standard">
      <style:text-properties officeooo:rsid="001fcc5a" officeooo:paragraph-rsid="001fcc5a"/>
    </style:style>
    <style:style style:name="P3" style:family="paragraph" style:parent-style-name="Standard">
      <style:text-properties officeooo:rsid="002165df" officeooo:paragraph-rsid="002165df"/>
    </style:style>
    <style:style style:name="T1" style:family="text">
      <style:text-properties officeooo:rsid="002165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quence Algorithms part 2</text:p>
      <text:p text:style-name="P1"/>
      <text:p text:style-name="P2">Hey there, in this video we will be wrapping up the sequence algorithms with the equals function. Lets jump in</text:p>
      <text:p text:style-name="P2"/>
      <text:p text:style-name="P2">Some operators, like <text:span text:style-name="T1">equal, take in a binary predicate. A binary predicate as discussed before is a function that takes in two balues and returns some value, usually a bool. It can be defined as any callable object, such as a functor, lambda, std::function or C syle function pointer. </text:span></text:p>
      <text:p text:style-name="P2"/>
      <text:p text:style-name="P3">Here are the signatures for the overload equals operator. You can check a subset of elements by using the first and last of both ranges your checking. Otherwise you can just use the first and last of one range, and just the first of the other. Also you can define the Binary Predicate to change or define the way two things are considered equal. </text:p>
      <text:p text:style-name="P3"/>
      <text:p text:style-name="P3">Two ranges are considered equal if they have the same number of elements, and that each individual element in the ranges at the same position are equivalent. Lets take a look at an example</text:p>
      <text:p text:style-name="P3"/>
      <text:p text:style-name="P3">&lt;equal.cpp example&gt;</text:p>
      <text:p text:style-name="P3"/>
      <text:p text:style-name="P3">In the next video we will begin looking at Copying, Moving, and Removing items from r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2-26T21:07:49.305410211</dc:date>
    <meta:editing-duration>PT2H57M38S</meta:editing-duration>
    <meta:editing-cycles>6</meta:editing-cycles>
    <meta:generator>LibreOffice/6.0.7.3$Linux_X86_64 LibreOffice_project/00m0$Build-3</meta:generator>
    <meta:document-statistic meta:table-count="0" meta:image-count="0" meta:object-count="0" meta:page-count="1" meta:paragraph-count="7" meta:word-count="189" meta:character-count="1066" meta:non-whitespace-character-count="881"/>
  </office:meta>
</office:document-meta>
</file>